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Vrinda" svg:font-family="Vrinda"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3.948cm"/>
    </style:style>
    <style:style style:name="Table1.B" style:family="table-column">
      <style:table-column-properties style:column-width="3.988cm"/>
    </style:style>
    <style:style style:name="Table1.C" style:family="table-column">
      <style:table-column-properties style:column-width="3.986cm"/>
    </style:style>
    <style:style style:name="Table1.D" style:family="table-column">
      <style:table-column-properties style:column-width="3.98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start" style:justify-single-word="false"/>
      <style:text-properties fo:font-size="10pt" officeooo:paragraph-rsid="0018ca55" style:font-size-asian="10pt" style:font-size-complex="10pt"/>
    </style:style>
    <style:style style:name="P3" style:family="paragraph" style:parent-style-name="Standard">
      <style:paragraph-properties fo:margin-top="0cm" fo:margin-bottom="0cm" loext:contextual-spacing="false" fo:line-height="100%"/>
      <style:text-properties fo:font-size="10pt" style:font-size-asian="10pt" style:font-size-complex="10pt"/>
    </style:style>
    <style:style style:name="P4" style:family="paragraph" style:parent-style-name="Standard">
      <style:paragraph-properties fo:margin-top="0cm" fo:margin-bottom="0cm" loext:contextual-spacing="false" fo:line-height="100%"/>
      <style:text-properties fo:font-size="10pt" officeooo:rsid="001b583f" officeooo:paragraph-rsid="001b583f" style:font-size-asian="10pt" style:font-size-complex="10pt"/>
    </style:style>
    <style:style style:name="P5" style:family="paragraph" style:parent-style-name="Standard">
      <style:paragraph-properties fo:margin-left="0.635cm" fo:margin-right="0cm" fo:margin-top="0cm" fo:margin-bottom="0cm" loext:contextual-spacing="false" fo:text-indent="0cm" style:auto-text-indent="false"/>
    </style:style>
    <style:style style:name="P6" style:family="paragraph" style:parent-style-name="Standard">
      <style:paragraph-properties fo:margin-left="0.635cm" fo:margin-right="0cm" fo:margin-top="0cm" fo:margin-bottom="0cm" loext:contextual-spacing="false" fo:text-indent="0cm" style:auto-text-indent="false"/>
      <style:text-properties fo:font-size="10pt" style:font-size-asian="10pt" style:font-size-complex="10pt"/>
    </style:style>
    <style:style style:name="P7" style:family="paragraph" style:parent-style-name="Standard">
      <style:paragraph-properties fo:margin-left="0.635cm" fo:margin-right="0cm" fo:text-indent="0cm" style:auto-text-indent="false"/>
      <style:text-properties fo:font-size="10pt" style:font-size-asian="10pt" style:font-size-complex="10pt"/>
    </style:style>
    <style:style style:name="P8" style:family="paragraph" style:parent-style-name="Standard">
      <style:paragraph-properties fo:margin-left="10.16cm" fo:margin-right="0cm" fo:margin-top="0cm" fo:margin-bottom="0cm" loext:contextual-spacing="false" fo:text-indent="0cm" style:auto-text-indent="false"/>
    </style:style>
    <style:style style:name="P9" style:family="paragraph" style:parent-style-name="Standard">
      <style:paragraph-properties fo:padding-left="0cm" fo:padding-right="0cm" fo:padding-top="0cm" fo:padding-bottom="0.035cm" fo:border-left="none" fo:border-right="none" fo:border-top="none" fo:border-bottom="0.51pt solid #00000a"/>
      <style:text-properties fo:font-weight="bold" style:font-weight-asian="bold" style:font-weight-complex="bold"/>
    </style:style>
    <style:style style:name="P10" style:family="paragraph" style:parent-style-name="Standard" style:master-page-name="Standard">
      <style:paragraph-properties fo:line-height="100%" fo:text-align="start" style:justify-single-word="false" style:page-number="auto"/>
      <style:text-properties officeooo:paragraph-rsid="0018ca55"/>
    </style:style>
    <style:style style:name="P11" style:family="paragraph" style:parent-style-name="List_20_Paragraph" style:list-style-name="WWNum2"/>
    <style:style style:name="P12" style:family="paragraph" style:parent-style-name="List_20_Paragraph" style:list-style-name="WWNum2">
      <style:text-properties officeooo:paragraph-rsid="001d9750"/>
    </style:style>
    <style:style style:name="P13" style:family="paragraph" style:parent-style-name="List_20_Paragraph" style:list-style-name="WWNum2">
      <style:text-properties officeooo:rsid="002748b7" officeooo:paragraph-rsid="002748b7"/>
    </style:style>
    <style:style style:name="P14" style:family="paragraph" style:parent-style-name="List_20_Paragraph" style:list-style-name="WWNum7"/>
    <style:style style:name="P15" style:family="paragraph" style:parent-style-name="List_20_Paragraph" style:list-style-name="WWNum7">
      <style:text-properties officeooo:paragraph-rsid="002ad51b"/>
    </style:style>
    <style:style style:name="P16" style:family="paragraph" style:parent-style-name="List_20_Paragraph" style:list-style-name="WWNum7">
      <style:text-properties fo:font-size="10pt" officeooo:rsid="002ad51b" officeooo:paragraph-rsid="002ad51b" style:font-size-asian="10pt" style:font-size-complex="10pt"/>
    </style:style>
    <style:style style:name="P17" style:family="paragraph" style:parent-style-name="List_20_Paragraph" style:list-style-name="WWNum7">
      <style:text-properties fo:font-size="10pt" officeooo:rsid="002be6fb" officeooo:paragraph-rsid="002be6fb" style:font-size-asian="10pt" style:font-size-complex="10pt"/>
    </style:style>
    <style:style style:name="P18" style:family="paragraph" style:parent-style-name="List_20_Paragraph" style:list-style-name="WWNum7">
      <style:text-properties fo:font-size="10pt" officeooo:rsid="002c2198" officeooo:paragraph-rsid="002c2198" style:font-size-asian="10pt" style:font-size-complex="10pt"/>
    </style:style>
    <style:style style:name="P19" style:family="paragraph" style:parent-style-name="List_20_Paragraph" style:list-style-name="WWNum7">
      <style:text-properties fo:font-size="10pt" style:font-size-asian="10pt" style:font-size-complex="10pt"/>
    </style:style>
    <style:style style:name="P20" style:family="paragraph" style:parent-style-name="List_20_Paragraph" style:list-style-name="WWNum7">
      <style:text-properties fo:font-size="10pt" officeooo:paragraph-rsid="002ad51b" style:font-size-asian="10pt" style:font-size-complex="10pt"/>
    </style:style>
    <style:style style:name="P21" style:family="paragraph" style:parent-style-name="List_20_Paragraph" style:list-style-name="WWNum4">
      <style:paragraph-properties fo:line-height="100%"/>
      <style:text-properties fo:font-size="10pt" officeooo:rsid="0028c15d" officeooo:paragraph-rsid="0028c15d" style:font-size-asian="10pt" style:font-size-complex="10pt"/>
    </style:style>
    <style:style style:name="P22" style:family="paragraph" style:parent-style-name="List_20_Paragraph" style:list-style-name="WWNum4">
      <style:paragraph-properties fo:line-height="100%"/>
      <style:text-properties fo:font-size="10pt" style:font-size-asian="10pt" style:font-size-complex="10pt"/>
    </style:style>
    <style:style style:name="P23" style:family="paragraph" style:parent-style-name="List_20_Paragraph" style:list-style-name="WWNum4">
      <style:paragraph-properties fo:line-height="100%"/>
      <style:text-properties fo:font-size="10pt" officeooo:paragraph-rsid="0028c15d" style:font-size-asian="10pt" style:font-size-complex="10pt"/>
    </style:style>
    <style:style style:name="P24" style:family="paragraph" style:parent-style-name="List_20_Paragraph" style:list-style-name="WWNum7">
      <style:text-properties fo:font-size="10pt" officeooo:rsid="00375e8e" officeooo:paragraph-rsid="00375e8e" style:font-size-asian="10pt" style:font-size-complex="10pt"/>
    </style:style>
    <style:style style:name="P25" style:family="paragraph" style:parent-style-name="List_20_Paragraph" style:list-style-name="WWNum7">
      <style:text-properties fo:font-size="10pt" officeooo:rsid="00378044" officeooo:paragraph-rsid="00378044" style:font-size-asian="10pt" style:font-size-complex="10pt"/>
    </style:style>
    <style:style style:name="P26" style:family="paragraph" style:parent-style-name="List_20_Paragraph" style:list-style-name="WWNum7">
      <style:text-properties fo:font-size="10pt" officeooo:rsid="00390073" officeooo:paragraph-rsid="00390073" style:font-size-asian="10pt" style:font-size-complex="10pt"/>
    </style:style>
    <style:style style:name="P27" style:family="paragraph" style:parent-style-name="List_20_Paragraph" style:list-style-name="WWNum7">
      <style:text-properties officeooo:rsid="002c5893" officeooo:paragraph-rsid="002c5893"/>
    </style:style>
    <style:style style:name="P28" style:family="paragraph" style:parent-style-name="List_20_Paragraph" style:list-style-name="WWNum4">
      <style:paragraph-properties fo:line-height="100%"/>
      <style:text-properties officeooo:rsid="0028c15d" officeooo:paragraph-rsid="0028c15d"/>
    </style:style>
    <style:style style:name="T1" style:family="text">
      <style:text-properties style:font-name="Cambria" fo:font-size="12pt" fo:language="en" fo:country="US" style:font-size-asian="12pt" style:font-size-complex="12pt"/>
    </style:style>
    <style:style style:name="T2" style:family="text">
      <style:text-properties style:font-name="Cambria" fo:font-size="12pt" fo:language="en" fo:country="US" officeooo:rsid="0018ca55" style:font-size-asian="12pt" style:font-size-complex="12pt"/>
    </style:style>
    <style:style style:name="T3" style:family="text">
      <style:text-properties style:font-name="Cambria" fo:font-size="12pt" fo:language="en" fo:country="US" officeooo:rsid="002ec7cb" style:font-size-asian="12pt" style:font-size-complex="12pt"/>
    </style:style>
    <style:style style:name="T4" style:family="text">
      <style:text-properties style:font-name="Cambria" fo:font-size="12pt" fo:language="en" fo:country="US" style:font-size-asian="12pt" style:font-name-complex="Calibri1" style:font-size-complex="12pt"/>
    </style:style>
    <style:style style:name="T5" style:family="text">
      <style:text-properties style:font-name="Cambria" fo:language="en" fo:country="US"/>
    </style:style>
    <style:style style:name="T6" style:family="text">
      <style:text-properties style:font-name="Cambria" fo:language="en" fo:country="US" officeooo:rsid="0018ca55"/>
    </style:style>
    <style:style style:name="T7" style:family="text">
      <style:text-properties style:font-name="Cambria" fo:language="en" fo:country="US" style:text-underline-style="solid" style:text-underline-width="auto" style:text-underline-color="font-color"/>
    </style:style>
    <style:style style:name="T8" style:family="text">
      <style:text-properties style:font-name="Cambria" fo:language="en" fo:country="US" style:text-underline-style="solid" style:text-underline-width="auto" style:text-underline-color="font-color" officeooo:rsid="0018ca55"/>
    </style:style>
    <style:style style:name="T9" style:family="text">
      <style:text-properties style:font-name="Cambria" fo:language="en" fo:country="US" fo:font-weight="bold" style:font-weight-asian="bold" style:font-weight-complex="bold"/>
    </style:style>
    <style:style style:name="T10" style:family="text">
      <style:text-properties style:font-name="Cambria" fo:language="en" fo:country="US" fo:font-weight="bold" officeooo:rsid="0018ca55" style:font-weight-asian="bold" style:font-weight-complex="bold"/>
    </style:style>
    <style:style style:name="T11" style:family="text">
      <style:text-properties style:font-name="Cambria" fo:font-size="18pt" fo:language="en" fo:country="US" style:font-size-asian="18pt" style:font-size-complex="18pt"/>
    </style:style>
    <style:style style:name="T12" style:family="text">
      <style:text-properties style:font-name="Cambria" fo:font-size="10pt" fo:language="en" fo:country="US" style:font-size-asian="10pt" style:font-name-complex="Calibri1" style:font-size-complex="10pt"/>
    </style:style>
    <style:style style:name="T13" style:family="text">
      <style:text-properties style:font-name="Cambria" fo:font-size="10pt" fo:language="en" fo:country="US" style:font-size-asian="10pt" style:font-size-complex="10pt"/>
    </style:style>
    <style:style style:name="T14" style:family="text">
      <style:text-properties style:font-name="Cambria" fo:font-size="10pt" fo:language="en" fo:country="US" fo:font-weight="bold" style:font-size-asian="10pt" style:font-weight-asian="bold" style:font-size-complex="10pt" style:font-weight-complex="bold"/>
    </style:style>
    <style:style style:name="T15" style:family="text">
      <style:text-properties style:text-position="super 58%" fo:font-size="10pt" style:font-size-asian="10pt" style:font-size-complex="10pt"/>
    </style:style>
    <style:style style:name="T16" style:family="text">
      <style:text-properties fo:color="#0000ff" style:font-name="Cambria" fo:font-size="10pt" fo:language="en" fo:country="US" style:text-underline-style="solid" style:text-underline-width="auto" style:text-underline-color="font-color" style:font-size-asian="10pt" style:font-size-complex="10pt"/>
    </style:style>
    <style:style style:name="T17" style:family="text">
      <style:text-properties fo:font-size="10pt" style:font-size-asian="10pt" style:font-size-complex="10pt"/>
    </style:style>
    <style:style style:name="T18" style:family="text">
      <style:text-properties fo:font-size="10pt" officeooo:rsid="001ea6eb" style:font-size-asian="10pt" style:font-size-complex="10pt"/>
    </style:style>
    <style:style style:name="T19" style:family="text">
      <style:text-properties fo:font-size="10pt" officeooo:rsid="00218acc" style:font-size-asian="10pt" style:font-size-complex="10pt"/>
    </style:style>
    <style:style style:name="T20" style:family="text">
      <style:text-properties fo:font-size="10pt" officeooo:rsid="00238477" style:font-size-asian="10pt" style:font-size-complex="10pt"/>
    </style:style>
    <style:style style:name="T21" style:family="text">
      <style:text-properties fo:font-size="10pt" officeooo:rsid="00252613" style:font-size-asian="10pt" style:font-size-complex="10pt"/>
    </style:style>
    <style:style style:name="T22" style:family="text">
      <style:text-properties fo:font-size="10pt" officeooo:rsid="00266773" style:font-size-asian="10pt" style:font-size-complex="10pt"/>
    </style:style>
    <style:style style:name="T23" style:family="text">
      <style:text-properties fo:font-size="10pt" officeooo:rsid="0029e343" style:font-size-asian="10pt" style:font-size-complex="10pt"/>
    </style:style>
    <style:style style:name="T24" style:family="text">
      <style:text-properties fo:font-size="10pt" officeooo:rsid="002e65c1" style:font-size-asian="10pt" style:font-size-complex="10pt"/>
    </style:style>
    <style:style style:name="T25" style:family="text">
      <style:text-properties fo:font-size="10pt" officeooo:rsid="003293ab" style:font-size-asian="10pt" style:font-size-complex="10pt"/>
    </style:style>
    <style:style style:name="T26" style:family="text">
      <style:text-properties fo:font-size="10pt" officeooo:rsid="003ad28a"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style="italic" officeooo:rsid="002748b7" style:font-size-asian="10pt" style:font-style-asian="italic" style:font-size-complex="10pt" style:font-style-complex="italic"/>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officeooo:rsid="00252613" style:font-size-asian="10pt" style:font-style-asian="italic" style:font-weight-asian="bold" style:font-size-complex="10pt" style:font-style-complex="italic" style:font-weight-complex="bold"/>
    </style:style>
    <style:style style:name="T31" style:family="text">
      <style:text-properties fo:font-size="10pt" fo:font-style="italic" fo:font-weight="bold" officeooo:rsid="00218acc" style:font-size-asian="10pt" style:font-style-asian="italic" style:font-weight-asian="bold" style:font-size-complex="10pt" style:font-style-complex="italic" style:font-weight-complex="bold"/>
    </style:style>
    <style:style style:name="T32" style:family="text">
      <style:text-properties fo:font-size="10pt" fo:font-weight="bold" officeooo:rsid="003293ab" style:font-size-asian="10pt" style:font-weight-asian="bold" style:font-size-complex="10pt" style:font-weight-complex="bold"/>
    </style:style>
    <style:style style:name="T33" style:family="text">
      <style:text-properties officeooo:rsid="0019fb4e"/>
    </style:style>
    <style:style style:name="T34" style:family="text">
      <style:text-properties officeooo:rsid="002fbd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1">Sushovan Mandal<text:tab/><text:tab/> <text:s text:c="3"/></text:span><text:span text:style-name="T1">B</text:span><text:span text:style-name="T3">achelor of </text:span><text:span text:style-name="T1">Tech</text:span><text:span text:style-name="T3">nology</text:span><text:span text:style-name="T1"> </text:span><text:span text:style-name="T2">Student</text:span><text:span text:style-name="T1">, <text:s text:c="2"/></text:span><text:span text:style-name="T12">Roll No. : 10CS10048</text:span><text:span text:style-name="T1"><text:tab/><text:tab/><text:tab/> <text:tab/> Computer Science and Engineering, <text:s/></text:span><text:span text:style-name="T13">Contact no. : +91-9800397328</text:span><text:span text:style-name="T1"> <text:tab/> <text:s text:c="2"/>Indian Institute of Technology Kharagpur</text:span><text:span text:style-name="T4"> </text:span><text:span text:style-name="T14">Email</text:span><text:span text:style-name="T13"> : </text:span><text:a xlink:type="simple" xlink:href="mailto:mandal.sushovan92@gmail.com" text:style-name="Internet_20_link" text:visited-style-name="Visited_20_Internet_20_Link"><text:span text:style-name="T13">mandal.sushovan92@gmail.com</text:span></text:a><text:span text:style-name="T13">, </text:span><text:a xlink:type="simple" xlink:href="mailto:sushovan.mandal@cse.iitkgp.ernet.in" text:style-name="Internet_20_link" text:visited-style-name="Visited_20_Internet_20_Link"><text:span text:style-name="T16">sushovan.mandal@cse.iitkgp.ernet.in</text:span></text:a></text:p>
      <text:p text:style-name="P2"><text:span text:style-name="T9">LinkedIn</text:span><text:span text:style-name="T5"> : <text:s/></text:span><text:a xlink:type="simple" xlink:href="https://in.linkedin.com/in/sushovanmandal" text:style-name="Internet_20_link" text:visited-style-name="Visited_20_Internet_20_Link"><text:span text:style-name="T7">in.linkedin.com/in/sushovanmandal</text:span></text:a><text:span text:style-name="T5">, </text:span><text:span text:style-name="T10">Github</text:span><text:span text:style-name="T6">: </text:span><text:a xlink:type="simple" xlink:href="https://github.com/enlighter" text:style-name="Internet_20_link" text:visited-style-name="Visited_20_Internet_20_Link"><text:span text:style-name="T8">github.com/enlighter</text:span></text:a></text:p>
      <text:p text:style-name="P9">Academic Recor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Year</text:p>
          </table:table-cell>
          <table:table-cell table:style-name="Table1.A1" office:value-type="string">
            <text:p text:style-name="P3">Course / Examination</text:p>
          </table:table-cell>
          <table:table-cell table:style-name="Table1.A1" office:value-type="string">
            <text:p text:style-name="P3">Institute</text:p>
          </table:table-cell>
          <table:table-cell table:style-name="Table1.A1" office:value-type="string">
            <text:p text:style-name="P3">Cumulative Grade Point Average / Percentage</text:p>
          </table:table-cell>
        </table:table-row>
        <table:table-row table:style-name="Table1.1">
          <table:table-cell table:style-name="Table1.A1" office:value-type="string">
            <text:p text:style-name="P3">2010 – Present</text:p>
          </table:table-cell>
          <table:table-cell table:style-name="Table1.A1" office:value-type="string">
            <text:p text:style-name="P3">4-year B.Tech, Computer Science and Engineering</text:p>
          </table:table-cell>
          <table:table-cell table:style-name="Table1.A1" office:value-type="string">
            <text:p text:style-name="P3">Indian Institute of Technology, Kharagpur</text:p>
          </table:table-cell>
          <table:table-cell table:style-name="Table1.A1" office:value-type="string">
            <text:p text:style-name="P3"><text:span text:style-name="T33">6.7</text:span> out of 10</text:p>
            <text:p text:style-name="P4">(till <text:span text:style-name="T34">last semester</text:span>)</text:p>
          </table:table-cell>
        </table:table-row>
        <table:table-row table:style-name="Table1.1">
          <table:table-cell table:style-name="Table1.A1" office:value-type="string">
            <text:p text:style-name="P3">2010</text:p>
          </table:table-cell>
          <table:table-cell table:style-name="Table1.A1" office:value-type="string">
            <text:p text:style-name="P3">Class 10 + 2, All India Senior School Certificate Examination</text:p>
          </table:table-cell>
          <table:table-cell table:style-name="Table1.A1" office:value-type="string">
            <text:p text:style-name="P3">D.A.V. Model School, Durgapur</text:p>
          </table:table-cell>
          <table:table-cell table:style-name="Table1.A1" office:value-type="string">
            <text:p text:style-name="P3">89%</text:p>
          </table:table-cell>
        </table:table-row>
        <table:table-row table:style-name="Table1.1">
          <table:table-cell table:style-name="Table1.A1" office:value-type="string">
            <text:p text:style-name="P3">2008</text:p>
          </table:table-cell>
          <table:table-cell table:style-name="Table1.A1" office:value-type="string">
            <text:p text:style-name="P3">Class 10, All India Senior School Examination</text:p>
          </table:table-cell>
          <table:table-cell table:style-name="Table1.A1" office:value-type="string">
            <text:p text:style-name="P3">D.A.V. Public School, Midnapore</text:p>
          </table:table-cell>
          <table:table-cell table:style-name="Table1.A1" office:value-type="string">
            <text:p text:style-name="P3">88.4%</text:p>
          </table:table-cell>
        </table:table-row>
      </table:table>
      <text:p text:style-name="Standard"/>
      <text:p text:style-name="P9">Technical Skills</text:p>
      <text:list xml:id="list8955128252013069835" text:style-name="WWNum2">
        <text:list-item>
          <text:p text:style-name="P12"><text:span text:style-name="T17">Programming Languages known : Python, C, C++, Java, SQL, </text:span><text:span text:style-name="T18">HTML, CSS</text:span></text:p>
        </text:list-item>
        <text:list-item>
          <text:p text:style-name="P11"><text:span text:style-name="T17">Softwares : </text:span><text:span text:style-name="T19">compilers &amp; interpreters( </text:span><text:span text:style-name="T29">gcc/g++, </text:span><text:span text:style-name="T31">python, linux shell/bash</text:span><text:span text:style-name="T19">), </text:span><text:span text:style-name="T21">version control( </text:span><text:span text:style-name="T30">git, github</text:span><text:span text:style-name="T21">),</text:span><text:span text:style-name="T19"> Integrated Development Environments(</text:span><text:span text:style-name="T17"> </text:span><text:span text:style-name="T27">Netbeans , </text:span><text:span text:style-name="T29">Eclipse</text:span><text:span text:style-name="T27">, Microsoft Visual Studio, </text:span><text:span text:style-name="T31">IntelliJ IDEA &amp; derivatives</text:span><text:span text:style-name="T19">,</text:span><text:span text:style-name="T17"> AVR Studio 5 ( </text:span><text:span text:style-name="T27">programming Atmega microprocessors </text:span><text:span text:style-name="T28">&amp; various sensors</text:span><text:span text:style-name="T17"> ), </text:span><text:span text:style-name="T25">advanced editors ( </text:span><text:span text:style-name="T32">Sublime, Atom</text:span><text:span text:style-name="T25"> )</text:span><text:span text:style-name="T17"> Processing IDE </text:span><text:span text:style-name="T19">[</text:span><text:a xlink:type="simple" xlink:href="http://processing.org/" text:style-name="Internet_20_link" text:visited-style-name="Visited_20_Internet_20_Link"><text:span text:style-name="T17">http://processing.org/</text:span></text:a><text:span text:style-name="T19">]</text:span>),<text:span text:style-name="T17"> Microsoft </text:span><text:span text:style-name="T20">&amp; other Open Source</text:span><text:span text:style-name="T17"> Office Suite</text:span></text:p>
        </text:list-item>
        <text:list-item>
          <text:p text:style-name="P11"><text:span text:style-name="T17">Experience of working with linux / unix based OS : </text:span><text:span text:style-name="T22">Archlinux, </text:span><text:span text:style-name="T17">Ubuntu </text:span><text:span text:style-name="T22">and others</text:span></text:p>
        </text:list-item>
        <text:list-item>
          <text:p text:style-name="P13"><text:span text:style-name="T17">Experience of working with different Open-source libraries like </text:span><text:span text:style-name="T27">OpenCV, ROS,</text:span><text:span text:style-name="T17"> </text:span><text:span text:style-name="T27">python</text:span><text:span text:style-name="T17"> &amp; </text:span><text:span text:style-name="T27">perl</text:span><text:span text:style-name="T17"> libraries</text:span></text:p>
        </text:list-item>
      </text:list>
      <text:p text:style-name="P9">Projects &amp; relevant experience</text:p>
      <text:list xml:id="list2556834741262935733" text:style-name="WWNum7">
        <text:list-item>
          <text:p text:style-name="P24">Worked on several relevant academic projects:</text:p>
          <text:list>
            <text:list-item>
              <text:p text:style-name="P24">Built a prototype of a Online Course System website using Django and MariaDB</text:p>
            </text:list-item>
            <text:list-item>
              <text:p text:style-name="P25">Used Hadoop and MapReduce to extract statistics about user behaviour from an online discussion forum data</text:p>
            </text:list-item>
            <text:list-item>
              <text:p text:style-name="P26">Used C++ 11 for Computer Graphics Projects.</text:p>
            </text:list-item>
          </text:list>
        </text:list-item>
        <text:list-item>
          <text:p text:style-name="P16">Interned at SAP Labs India, Bangalore</text:p>
          <text:list>
            <text:list-item>
              <text:p text:style-name="P17">Worked in the Test Automation Department</text:p>
            </text:list-item>
            <text:list-item>
              <text:p text:style-name="P18">Developed prototype Android based application alongwith a partner</text:p>
            </text:list-item>
            <text:list-item>
              <text:p text:style-name="P27"><text:span text:style-name="T17">Worked on a new 3</text:span><text:span text:style-name="T15">rd</text:span><text:span text:style-name="T17"> party integration protorype for Windows Environment (C#)</text:span></text:p>
            </text:list-item>
          </text:list>
        </text:list-item>
        <text:list-item>
          <text:p text:style-name="P15"><text:span text:style-name="T17">Worked for</text:span><text:bookmark text:name="_GoBack"/><text:span text:style-name="T17"> Autonomous Ground Vehicle, IIT Kharagpur ( </text:span><text:a xlink:type="simple" xlink:href="http://agvkgp.com/" text:style-name="Internet_20_link" text:visited-style-name="Visited_20_Internet_20_Link"><text:span text:style-name="T17">http://agvkgp.com/</text:span></text:a><text:span text:style-name="T17"> ) which work</text:span><text:span text:style-name="T25">ed</text:span><text:span text:style-name="T17"> on various inter-disciplinary research &amp; development projects in the field of Robotics &amp; Artificial Intelligence, with a long-term goal of developing India’s first self-driving car</text:span></text:p>
          <text:list>
            <text:list-item>
              <text:p text:style-name="P20">Implemented ultrasonic sensor module with Atmega16 microprocessor ( AVR programming ) and UART ( Universal Asynchronous Receiver / Transmitter ) based <text:soft-page-break/>serial communication to the main computer, where the perception of the environment of the robot from the sensor data was done using a VC++ program in Visual Studio 2010 for path-planning and obstacle-avoidance. This module was used in a robot named Eklavya 1.0, the team’s entry to IGVC 2012 (Intelligent Ground Vehicle Competition) held in Michigan, USA</text:p>
            </text:list-item>
            <text:list-item>
              <text:p text:style-name="P20">Worked on implementation of socket programming and Gazebo 3D environment simulator in Eklavya 2.0 (for participating in IGVC 2013) and Lunar Autonomous Rover prototype for Team Indus (Indian entrant to Google Lunar X space competition)</text:p>
            </text:list-item>
          </text:list>
        </text:list-item>
        <text:list-item>
          <text:p text:style-name="P14"><text:span text:style-name="T17">Designed and developed Java based interactive and informative visualizations of various concepts of Physics for e-learning purposes for a start-up </text:span><text:a xlink:type="simple" xlink:href="http://thelearningpoint.net/" text:style-name="Internet_20_link" text:visited-style-name="Visited_20_Internet_20_Link"><text:span text:style-name="T17">http://thelearningpoint.net/</text:span></text:a><text:span text:style-name="T17">. These are applets using Processing libraries and environment ( </text:span><text:a xlink:type="simple" xlink:href="http://processing.org/" text:style-name="Internet_20_link" text:visited-style-name="Visited_20_Internet_20_Link"><text:span text:style-name="T17">http://processing.org/</text:span></text:a><text:span text:style-name="T17"> ).</text:span></text:p>
        </text:list-item>
        <text:list-item>
          <text:p text:style-name="P14"><text:span text:style-name="T17">Worked in a 2 member team to build an online Business Simulation Game portal for Intaglio’12, the annual Business school summit hosted by Indian Institute of Management Calcutta, using HTML, CSS and PHP.</text:span></text:p>
        </text:list-item>
        <text:list-item>
          <text:p text:style-name="P19">Worked in a 3 member team winning ‘Best Freshers’ Award’ in an Image Processing based ‘Robotix’ event ‘Robocop’ at the Techno-management Fest of IIT Kharagpur, Kshitij 2011. Image Processing <text:s/>was done using OpenCV libraries in a VC++ project in Visual Studio 2008 in a laptop, serially connected (UART) to an Atmega32 microprocessor controlling a motor-driver circuit implementing a differential <text:s/>drive.</text:p>
        </text:list-item>
        <text:list-item>
          <text:p text:style-name="P14"><text:span text:style-name="T17">Attended a workshop on Image Processing organised by Technology Robotics Society ( </text:span><text:a xlink:type="simple" xlink:href="http://www.robotix.in/" text:style-name="Internet_20_link" text:visited-style-name="Visited_20_Internet_20_Link"><text:span text:style-name="T17">http://www.robotix.in/</text:span></text:a><text:span text:style-name="T17"> ) during December 2010 and solved the problem statement of Shape Detection and Shape Following by a robot, as a team, using OpenCV libraries integrated with a Visual Studio 2008 Project.</text:span></text:p>
        </text:list-item>
        <text:list-item>
          <text:p text:style-name="P14"><text:span text:style-name="T17">Built a GUI based calculator and a Very Large Integer Multiplicator in C++ for Computer Science project in class 12, without using any kind of </text:span><text:span text:style-name="T27">graphics libraries.</text:span></text:p>
        </text:list-item>
      </text:list>
      <text:p text:style-name="P9">Extra-Curricular Activities</text:p>
      <text:list xml:id="list1453682605161197915" text:style-name="WWNum4">
        <text:list-item>
          <text:p text:style-name="P21">Volunteered at NSS at the capacity of Deputy Group Leader</text:p>
          <text:list>
            <text:list-item>
              <text:p text:style-name="P21">Lead a team of volunteers in the renovation work of a village school</text:p>
            </text:list-item>
            <text:list-item>
              <text:p text:style-name="P21">Awarded for being one of the best volunteers</text:p>
            </text:list-item>
          </text:list>
        </text:list-item>
        <text:list-item>
          <text:p text:style-name="P23">Active in IIT Kharagpur’s Inter Hall Activities such as :</text:p>
          <text:list>
            <text:list-item>
              <text:p text:style-name="P22">Technical events: Opensoft, Product Design, Hardware Modelling, Ad Design</text:p>
            </text:list-item>
            <text:list-item>
              <text:p text:style-name="P23">Social &amp; Cultural events: Choreography, Hindi/Bengali Dramatics</text:p>
            </text:list-item>
          </text:list>
        </text:list-item>
        <text:list-item>
          <text:p text:style-name="P28"><text:span text:style-name="T17">Outdoor </text:span><text:span text:style-name="T24">group</text:span><text:span text:style-name="T17"> ac</text:span><text:span text:style-name="T24">t</text:span><text:span text:style-name="T17">ivities like road trips, mountain trekking</text:span></text:p>
        </text:list-item>
        <text:list-item>
          <text:p text:style-name="P22">Volunteered in Shaurya’10, IIT Kharagpur’s Sports Fest</text:p>
        </text:list-item>
      </text:list>
      <text:p text:style-name="P1"/>
      <text:p text:style-name="P9">Declaration of Authenticity</text:p>
      <text:p text:style-name="P7">I hereby declare that the information furnished above is true to the best of my knowledge and belief.</text:p>
      <text:p text:style-name="P6">Place: IIT Kharagpur <text:s/><text:tab/><text:tab/><text:tab/><text:tab/><text:tab/><text:tab/>Sushovan Mandal</text:p>
      <text:p text:style-name="P5"><text:span text:style-name="T17">Date: </text:span><text:span text:style-name="T26">March, 2016</text:span><text:tab/><text:tab/><text:tab/><text:tab/><text:tab/><text:tab/><text:span text:style-name="T17">Roll No. : 10CS10048</text:span></text:p>
      <text:p text:style-name="P8"><text:span text:style-name="T17"><text:tab/>B.Tech C</text:span><text:span text:style-name="T23">SE</text:span></text:p>
      <text:p text:style-name="P8"><text:span text:style-name="T17"><text:tab/></text:span><text:span text:style-name="T23">I</text:span><text:span text:style-name="T17">IT Kharagp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Vrind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Vrind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fo:font-weight="bold"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88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15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9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77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lighter</meta:initial-creator>
    <meta:editing-cycles>33</meta:editing-cycles>
    <meta:creation-date>2013-03-10T08:56:00</meta:creation-date>
    <dc:date>2016-03-18T08:52:25.203416573</dc:date>
    <meta:editing-duration>PT1H15M17S</meta:editing-duration>
    <meta:generator>LibreOffice/5.0.3.2$Linux_X86_64 LibreOffice_project/00m0$Build-2</meta:generator>
    <dc:creator>enlighter </dc:creator>
    <meta:document-statistic meta:table-count="1" meta:image-count="0" meta:object-count="0" meta:page-count="2" meta:paragraph-count="57" meta:word-count="751" meta:character-count="5031" meta:non-whitespace-character-count="4330"/>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